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Für</mtext>
            <msub>
              <mi>y</mi>
              <mrow>
                <mrow>
                  <mo stretchy="false">α</mo>
                  <mo stretchy="false">=</mo>
                  <mn>0</mn>
                </mrow>
              </mrow>
            </msub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sub>
              <mi>y</mi>
              <mn>0</mn>
            </msub>
            <mrow>
              <mo stretchy="false">(</mo>
              <mrow>
                <mi>x</mi>
              </mrow>
              <mo stretchy="false">)</mo>
            </mrow>
            <mtext> : wählt man die Parameterdarstellung</mtext>
          </mrow>
        </mtd>
      </mtr>
      <mtr>
        <mtd>
          <mrow>
            <msub>
              <mi>y</mi>
              <mrow>
                <mo stretchy="false">α</mo>
              </mrow>
            </msub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sub>
              <mi>y</mi>
              <mrow>
                <mn>0</mn>
              </mrow>
            </msub>
            <mrow>
              <mo stretchy="false">(</mo>
              <mrow>
                <mi>x</mi>
              </mrow>
              <mo stretchy="false">)</mo>
            </mrow>
            <mrow>
              <mi/>
              <mo stretchy="false">+</mo>
              <mi/>
            </mrow>
            <msub>
              <mo stretchy="false">γ</mo>
              <mo stretchy="false">α</mo>
            </msub>
            <mrow>
              <mo stretchy="false">(</mo>
              <mrow>
                <mi>x</mi>
              </mrow>
              <mo stretchy="false">)</mo>
            </mrow>
          </mrow>
        </mtd>
      </mtr>
      <mtr>
        <mtd>
          <mrow/>
        </mtd>
      </mtr>
      <mtr>
        <mtd>
          <mrow>
            <mtext>Mit </mtext>
            <msub>
              <mo stretchy="false">γ</mo>
              <mo stretchy="false">α</mo>
            </msub>
            <mrow>
              <mo stretchy="false">(</mo>
              <mrow>
                <msub>
                  <mi>x</mi>
                  <mn>1</mn>
                </msub>
              </mrow>
              <mo stretchy="false">)</mo>
            </mrow>
            <mrow>
              <mi/>
              <mo stretchy="false">=</mo>
              <mi/>
            </mrow>
            <msub>
              <mo stretchy="false">γ</mo>
              <mo stretchy="false">α</mo>
            </msub>
            <mrow>
              <mo stretchy="false">(</mo>
              <mrow>
                <msub>
                  <mi>x</mi>
                  <mn>2</mn>
                </msub>
              </mrow>
              <mo stretchy="false">)</mo>
            </mrow>
            <mrow>
              <mi/>
              <mo stretchy="false">≡</mo>
              <mi/>
            </mrow>
            <mn>0</mn>
            <mi/>
            <mo stretchy="false">∀</mo>
            <mo stretchy="false">α</mo>
          </mrow>
        </mtd>
      </mtr>
      <mtr>
        <mtd>
          <mrow>
            <mphantom>
              <mstyle>
                <mrow>
                  <mtext>Mit </mtext>
                </mrow>
              </mstyle>
            </mphantom>
            <msub>
              <mo stretchy="false">γ</mo>
              <mrow>
                <mrow>
                  <mo stretchy="false">α</mo>
                  <mo stretchy="false">=</mo>
                  <mn>0</mn>
                </mrow>
              </mrow>
            </msub>
            <mrow>
              <mo stretchy="false">(</mo>
              <mrow>
                <mi>x</mi>
              </mrow>
              <mo stretchy="false">)</mo>
            </mrow>
            <mrow>
              <mi/>
              <mo stretchy="false">≡</mo>
              <mi/>
            </mrow>
            <mn>0</mn>
            <mi/>
            <mo stretchy="false">∀</mo>
            <mi>x</mi>
          </mrow>
        </mtd>
      </mtr>
      <mtr>
        <mtd>
          <mrow/>
        </mtd>
      </mtr>
      <mtr>
        <mtd>
          <mrow>
            <mtext>z.B. </mtext>
            <msub>
              <mo stretchy="false">γ</mo>
              <mo stretchy="false">α</mo>
            </msub>
            <mrow>
              <mo stretchy="false">(</mo>
              <mrow>
                <mi>x</mi>
              </mrow>
              <mo stretchy="false">)</mo>
            </mrow>
            <mrow>
              <mi/>
              <mo stretchy="false">=</mo>
              <mi/>
            </mrow>
            <mo stretchy="false">α</mo>
            <mo stretchy="false">η</mo>
            <mrow>
              <mo stretchy="false">(</mo>
              <mrow>
                <mi>x</mi>
              </mrow>
              <mo stretchy="false">)</mo>
            </mrow>
            <mi/>
            <mtext>mit</mtext>
            <mi/>
            <mo stretchy="false">η</mo>
            <mrow>
              <mo stretchy="false">(</mo>
              <mrow>
                <msub>
                  <mi>x</mi>
                  <mn>1</mn>
                </msub>
              </mrow>
              <mo stretchy="false">)</mo>
            </mrow>
            <mrow>
              <mi/>
              <mo stretchy="false">=</mo>
              <mi/>
            </mrow>
            <mo stretchy="false">η</mo>
            <mrow>
              <mo stretchy="false">(</mo>
              <mrow>
                <msub>
                  <mi>x</mi>
                  <mn>2</mn>
                </msub>
              </mrow>
              <mo stretchy="false">)</mo>
            </mrow>
            <mrow>
              <mi/>
              <mo stretchy="false">=</mo>
              <mi/>
            </mrow>
            <mn>0</mn>
          </mrow>
        </mtd>
      </mtr>
    </mtable>
    <annotation encoding="StarMath 5.0">"Für" y_{%ialpha=0} (x) `=` y_0(x) " : wählt man die Parameterdarstellung" newline
alignr y_{%ialpha} (x) `=` y_{0} (x) `+` %igamma _%ialpha (x) newline newline

"Mit " %igamma _%ialpha (x_1) `=` %igamma _%ialpha (x_2) `equiv` 0 ~ forall %ialpha newline
alignl phantom "Mit " %igamma _{%ialpha=0}(x) `equiv` 0 ~ forall x newline newline
"z.B. " %igamma _%ialpha(x) `=` %ialpha %ieta (x) ~"mit"~ %ieta (x_1) `=` %ieta (x_2)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5T11:09:18.914000000</meta:creation-date>
    <meta:generator>LibreOffice/4.1.4.2$Windows_x86 LibreOffice_project/0a0440ccc0227ad9829de5f46be37cfb6edcf72</meta:generator>
  </office:meta>
</office:document-meta>
</file>